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rveur</text:p>
      <text:p text:style-name="Standard"/>
      <text:list xml:id="list936653749" text:style-name="L1">
        <text:list-item>
          <text:p text:style-name="P1">Distribution du jeu</text:p>
        </text:list-item>
        <text:list-item>
          <text:p text:style-name="P1">Gestion des tours de jeu (0-1 client actif, 3-4 clients passifs)</text:p>
        </text:list-item>
        <text:list-item>
          <text:p text:style-name="P1">Gestion des règles ?</text:p>
        </text:list-item>
        <text:list-item>
          <text:p text:style-name="P1">Gestion des scores</text:p>
        </text:list-item>
      </text:list>
      <text:p text:style-name="Standard"/>
      <text:p text:style-name="Standard"/>
      <text:p text:style-name="Standard"/>
      <text:p text:style-name="Standard">Client</text:p>
      <text:p text:style-name="Standard"/>
      <text:list xml:id="list2180088138" text:style-name="L2">
        <text:list-item>
          <text:p text:style-name="P2">Affichage du jeu du joueur et de la table</text:p>
        </text:list-item>
        <text:list-item>
          <text:p text:style-name="P2">Gestion des actions possibles en fonction de l'état du client :</text:p>
          <text:list>
            <text:list-item>
              <text:p text:style-name="P2">passif :</text:p>
              <text:list>
                <text:list-item>
                  <text:p text:style-name="P2">attente des MAJ provenant du serveur</text:p>
                </text:list-item>
              </text:list>
            </text:list-item>
            <text:list-item>
              <text:p text:style-name="P2">actif :</text:p>
              <text:list>
                <text:list-item>
                  <text:p text:style-name="P2">envoi du choix du joueur au serveur</text:p>
                </text:list-item>
                <text:list-item>
                  <text:p text:style-name="P2">traitement de la réponse (OK ou KO)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Divers</text:p>
      <text:p text:style-name="Standard"/>
      <text:list xml:id="list1601273791" text:style-name="L3">
        <text:list-item>
          <text:p text:style-name="P3">Mode connecté (TCP)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lien </meta:initial-creator>
    <meta:creation-date>2010-11-14T21:41:46</meta:creation-date>
    <meta:document-statistic meta:table-count="0" meta:image-count="0" meta:object-count="0" meta:page-count="1" meta:paragraph-count="15" meta:word-count="83" meta:character-count="396"/>
    <dc:date>2010-11-14T21:46:10</dc:date>
    <dc:creator>julien </dc:creator>
    <meta:editing-duration>PT00H04M25S</meta:editing-duration>
    <meta:editing-cycles>1</meta:editing-cycles>
    <meta:generator>OpenOffice.org/3.2$Linux OpenOffice.org_project/320m12$Build-9483</meta:generator>
  </office:meta>
</office:document-meta>
</file>